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West_Laptev_Sea">
            <text:p>West_Laptev_Sea</text:p>
          </table:table-cell>
          <table:table-cell office:value-type="string" office:value="radiocarbon">
            <text:p>radiocarbon</text:p>
          </table:table-cell>
          <table:table-cell office:value-type="string" office:value="LU-5184">
            <text:p>LU-5184</text:p>
          </table:table-cell>
          <table:table-cell office:value-type="float" office:value="73.58">
            <text:p>73.58</text:p>
          </table:table-cell>
          <table:table-cell office:value-type="float" office:value="117.11">
            <text:p>117.11</text:p>
          </table:table-cell>
          <table:table-cell office:value-type="float" office:value="970.0">
            <text:p>970.0</text:p>
          </table:table-cell>
          <table:table-cell office:value-type="float" office:value="119.83">
            <text:p>119.83</text:p>
          </table:table-cell>
          <table:table-cell office:value-type="string" office:value="driftwood on the surface of a marine terrace">
            <text:p>driftwood on the surface of a marine terrac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3">
            <text:p>1.3</text:p>
          </table:table-cell>
          <table:table-cell office:value-type="float" office:value="3.2480917474726603">
            <text:p>3.2480917474726603</text:p>
          </table:table-cell>
          <table:table-cell office:value-type="float" office:value="3.2480917474726603">
            <text:p>3.2480917474726603</text:p>
          </table:table-cell>
          <table:table-cell office:value-type="string" office:value="BolshiyanovEtal2013,BaranskayaEtal2018">
            <text:p>BolshiyanovEtal2013,BaranskayaEtal2018</text:p>
          </table:table-cell>
        </table:table-row>
        <table:table-row>
          <table:table-cell office:value-type="string" office:value="West_Laptev_Sea">
            <text:p>West_Laptev_Sea</text:p>
          </table:table-cell>
          <table:table-cell office:value-type="string" office:value="radiocarbon">
            <text:p>radiocarbon</text:p>
          </table:table-cell>
          <table:table-cell office:value-type="string" office:value="LU-5181">
            <text:p>LU-5181</text:p>
          </table:table-cell>
          <table:table-cell office:value-type="float" office:value="73.58">
            <text:p>73.58</text:p>
          </table:table-cell>
          <table:table-cell office:value-type="float" office:value="117.11">
            <text:p>117.11</text:p>
          </table:table-cell>
          <table:table-cell office:value-type="float" office:value="1070.0">
            <text:p>1070.0</text:p>
          </table:table-cell>
          <table:table-cell office:value-type="float" office:value="119.83">
            <text:p>119.83</text:p>
          </table:table-cell>
          <table:table-cell office:value-type="string" office:value="driftwood on the surface of a marine terrace">
            <text:p>driftwood on the surface of a marine terrac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3.2480917474726603">
            <text:p>3.2480917474726603</text:p>
          </table:table-cell>
          <table:table-cell office:value-type="float" office:value="3.2480917474726603">
            <text:p>3.2480917474726603</text:p>
          </table:table-cell>
          <table:table-cell office:value-type="string" office:value="BolshiyanovEtal2013,BaranskayaEtal2018">
            <text:p>BolshiyanovEtal2013,BaranskayaEtal2018</text:p>
          </table:table-cell>
        </table:table-row>
        <table:table-row>
          <table:table-cell office:value-type="string" office:value="West_Laptev_Sea">
            <text:p>West_Laptev_Sea</text:p>
          </table:table-cell>
          <table:table-cell office:value-type="string" office:value="radiocarbon">
            <text:p>radiocarbon</text:p>
          </table:table-cell>
          <table:table-cell office:value-type="string" office:value="KIA-1817">
            <text:p>KIA-1817</text:p>
          </table:table-cell>
          <table:table-cell office:value-type="float" office:value="75.2">
            <text:p>75.2</text:p>
          </table:table-cell>
          <table:table-cell office:value-type="float" office:value="115.61">
            <text:p>115.61</text:p>
          </table:table-cell>
          <table:table-cell office:value-type="float" office:value="9740.0">
            <text:p>9740.0</text:p>
          </table:table-cell>
          <table:table-cell office:value-type="float" office:value="50.0">
            <text:p>5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-1.0">
            <text:p>-1.0</text:p>
          </table:table-cell>
          <table:table-cell office:value-type="float" office:value="-47.57">
            <text:p>-47.57</text:p>
          </table:table-cell>
          <table:table-cell office:value-type="float" office:value="1.1093628621871205">
            <text:p>1.1093628621871205</text:p>
          </table:table-cell>
          <table:table-cell office:value-type="float" office:value="1.1089183919477574">
            <text:p>1.1089183919477574</text:p>
          </table:table-cell>
          <table:table-cell office:value-type="string" office:value="BauchEtal1999,BaranskayaEtal2018">
            <text:p>BauchEtal1999,BaranskayaEtal2018</text:p>
          </table:table-cell>
        </table:table-row>
        <table:table-row>
          <table:table-cell office:value-type="string" office:value="West_Laptev_Sea">
            <text:p>West_Laptev_Sea</text:p>
          </table:table-cell>
          <table:table-cell office:value-type="string" office:value="radiocarbon">
            <text:p>radiocarbon</text:p>
          </table:table-cell>
          <table:table-cell office:value-type="string" office:value="KIA-1883">
            <text:p>KIA-1883</text:p>
          </table:table-cell>
          <table:table-cell office:value-type="float" office:value="75.2">
            <text:p>75.2</text:p>
          </table:table-cell>
          <table:table-cell office:value-type="float" office:value="115.61">
            <text:p>115.61</text:p>
          </table:table-cell>
          <table:table-cell office:value-type="float" office:value="10310.0">
            <text:p>10310.0</text:p>
          </table:table-cell>
          <table:table-cell office:value-type="float" office:value="122.07">
            <text:p>122.07</text:p>
          </table:table-cell>
          <table:table-cell office:value-type="string" office:value="plant detritus">
            <text:p>plant detritus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1.0">
            <text:p>1.0</text:p>
          </table:table-cell>
          <table:table-cell office:value-type="float" office:value="-47.84">
            <text:p>-47.84</text:p>
          </table:table-cell>
          <table:table-cell office:value-type="float" office:value="1.1443138730261029">
            <text:p>1.1443138730261029</text:p>
          </table:table-cell>
          <table:table-cell office:value-type="float" office:value="1.1437219941926449">
            <text:p>1.1437219941926449</text:p>
          </table:table-cell>
          <table:table-cell office:value-type="string" office:value="BauchEtal1999,BaranskayaEtal2018">
            <text:p>BauchEtal1999,BaranskayaEtal2018</text:p>
          </table:table-cell>
        </table:table-row>
        <table:table-row>
          <table:table-cell office:value-type="string" office:value="West_Laptev_Sea">
            <text:p>West_Laptev_Sea</text:p>
          </table:table-cell>
          <table:table-cell office:value-type="string" office:value="radiocarbon">
            <text:p>radiocarbon</text:p>
          </table:table-cell>
          <table:table-cell office:value-type="string" office:value="KIA33185">
            <text:p>KIA33185</text:p>
          </table:table-cell>
          <table:table-cell office:value-type="float" office:value="73.59">
            <text:p>73.59</text:p>
          </table:table-cell>
          <table:table-cell office:value-type="float" office:value="117.12">
            <text:p>117.12</text:p>
          </table:table-cell>
          <table:table-cell office:value-type="float" office:value="9770.0">
            <text:p>9770.0</text:p>
          </table:table-cell>
          <table:table-cell office:value-type="float" office:value="109.66">
            <text:p>109.66</text:p>
          </table:table-cell>
          <table:table-cell office:value-type="string" office:value="macroscopic plant remains">
            <text:p>macroscopic plant remain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3.7">
            <text:p>-3.7</text:p>
          </table:table-cell>
          <table:table-cell office:value-type="float" office:value="1.1034491379306977">
            <text:p>1.1034491379306977</text:p>
          </table:table-cell>
          <table:table-cell office:value-type="float" office:value="1.1034038245356956">
            <text:p>1.1034038245356956</text:p>
          </table:table-cell>
          <table:table-cell office:value-type="string" office:value="WinterfeldEtal2011,BaranskayaEtal2018">
            <text:p>WinterfeldEtal2011,BaranskayaEtal2018</text:p>
          </table:table-cell>
        </table:table-row>
        <table:table-row>
          <table:table-cell office:value-type="string" office:value="West_Laptev_Sea">
            <text:p>West_Laptev_Sea</text:p>
          </table:table-cell>
          <table:table-cell office:value-type="string" office:value="radiocarbon">
            <text:p>radiocarbon</text:p>
          </table:table-cell>
          <table:table-cell office:value-type="string" office:value="KIA33186">
            <text:p>KIA33186</text:p>
          </table:table-cell>
          <table:table-cell office:value-type="float" office:value="73.59">
            <text:p>73.59</text:p>
          </table:table-cell>
          <table:table-cell office:value-type="float" office:value="117.12">
            <text:p>117.12</text:p>
          </table:table-cell>
          <table:table-cell office:value-type="float" office:value="9810.0">
            <text:p>9810.0</text:p>
          </table:table-cell>
          <table:table-cell office:value-type="float" office:value="107.7">
            <text:p>107.7</text:p>
          </table:table-cell>
          <table:table-cell office:value-type="string" office:value="macroscopic plant remains">
            <text:p>macroscopic plant remain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7.0">
            <text:p>7.0</text:p>
          </table:table-cell>
          <table:table-cell office:value-type="float" office:value="2.727874630550312">
            <text:p>2.727874630550312</text:p>
          </table:table-cell>
          <table:table-cell office:value-type="float" office:value="2.727214696352306">
            <text:p>2.727214696352306</text:p>
          </table:table-cell>
          <table:table-cell office:value-type="string" office:value="WinterfeldEtal2011,BolshiyanovEtal2013,BaranskayaEtal2018">
            <text:p>WinterfeldEtal2011,BolshiyanovEtal2013,BaranskayaEtal2018</text:p>
          </table:table-cell>
        </table:table-row>
        <table:table-row>
          <table:table-cell office:value-type="string" office:value="West_Laptev_Sea">
            <text:p>West_Laptev_Sea</text:p>
          </table:table-cell>
          <table:table-cell office:value-type="string" office:value="radiocarbon">
            <text:p>radiocarbon</text:p>
          </table:table-cell>
          <table:table-cell office:value-type="string" office:value="KIA33187">
            <text:p>KIA33187</text:p>
          </table:table-cell>
          <table:table-cell office:value-type="float" office:value="73.59">
            <text:p>73.59</text:p>
          </table:table-cell>
          <table:table-cell office:value-type="float" office:value="117.12">
            <text:p>117.12</text:p>
          </table:table-cell>
          <table:table-cell office:value-type="float" office:value="7705.0">
            <text:p>7705.0</text:p>
          </table:table-cell>
          <table:table-cell office:value-type="float" office:value="114.13">
            <text:p>114.13</text:p>
          </table:table-cell>
          <table:table-cell office:value-type="string" office:value="macroscopic plant remains">
            <text:p>macroscopic plant remain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3.5901000000000005">
            <text:p>-3.5901000000000005</text:p>
          </table:table-cell>
          <table:table-cell office:value-type="float" office:value="1.1034491379306977">
            <text:p>1.1034491379306977</text:p>
          </table:table-cell>
          <table:table-cell office:value-type="float" office:value="1.1034038245356956">
            <text:p>1.1034038245356956</text:p>
          </table:table-cell>
          <table:table-cell office:value-type="string" office:value="WinterfeldEtal2011,BaranskayaEtal2018">
            <text:p>WinterfeldEtal2011,BaranskayaEtal2018</text:p>
          </table:table-cell>
        </table:table-row>
        <table:table-row>
          <table:table-cell office:value-type="string" office:value="West_Laptev_Sea">
            <text:p>West_Laptev_Sea</text:p>
          </table:table-cell>
          <table:table-cell office:value-type="string" office:value="radiocarbon">
            <text:p>radiocarbon</text:p>
          </table:table-cell>
          <table:table-cell office:value-type="string" office:value="KIA33189">
            <text:p>KIA33189</text:p>
          </table:table-cell>
          <table:table-cell office:value-type="float" office:value="73.59">
            <text:p>73.59</text:p>
          </table:table-cell>
          <table:table-cell office:value-type="float" office:value="117.12">
            <text:p>117.12</text:p>
          </table:table-cell>
          <table:table-cell office:value-type="float" office:value="7570.0">
            <text:p>7570.0</text:p>
          </table:table-cell>
          <table:table-cell office:value-type="float" office:value="116.62">
            <text:p>116.62</text:p>
          </table:table-cell>
          <table:table-cell office:value-type="string" office:value="macroscopic plant remains">
            <text:p>macroscopic plant remain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36.0">
            <text:p>-36.0</text:p>
          </table:table-cell>
          <table:table-cell office:value-type="float" office:value="1.2512393855693642">
            <text:p>1.2512393855693642</text:p>
          </table:table-cell>
          <table:table-cell office:value-type="float" office:value="1.1034038245356956">
            <text:p>1.1034038245356956</text:p>
          </table:table-cell>
          <table:table-cell office:value-type="string" office:value="WinterfeldEtal2011,BaranskayaEtal2018">
            <text:p>WinterfeldEtal2011,BaranskayaEtal2018</text:p>
          </table:table-cell>
        </table:table-row>
        <table:table-row>
          <table:table-cell office:value-type="string" office:value="West_Laptev_Sea">
            <text:p>West_Laptev_Sea</text:p>
          </table:table-cell>
          <table:table-cell office:value-type="string" office:value="radiocarbon">
            <text:p>radiocarbon</text:p>
          </table:table-cell>
          <table:table-cell office:value-type="string" office:value="KIA33191">
            <text:p>KIA33191</text:p>
          </table:table-cell>
          <table:table-cell office:value-type="float" office:value="73.59">
            <text:p>73.59</text:p>
          </table:table-cell>
          <table:table-cell office:value-type="float" office:value="117.12">
            <text:p>117.12</text:p>
          </table:table-cell>
          <table:table-cell office:value-type="float" office:value="2555.0">
            <text:p>2555.0</text:p>
          </table:table-cell>
          <table:table-cell office:value-type="float" office:value="25.0">
            <text:p>25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-1.0">
            <text:p>-1.0</text:p>
          </table:table-cell>
          <table:table-cell office:value-type="float" office:value="-7.0">
            <text:p>-7.0</text:p>
          </table:table-cell>
          <table:table-cell office:value-type="float" office:value="1.1034491379306977">
            <text:p>1.1034491379306977</text:p>
          </table:table-cell>
          <table:table-cell office:value-type="float" office:value="1.1034038245356956">
            <text:p>1.1034038245356956</text:p>
          </table:table-cell>
          <table:table-cell office:value-type="string" office:value="WinterfeldEtal2011,BaranskayaEtal2018">
            <text:p>WinterfeldEtal2011,BaranskayaEtal2018</text:p>
          </table:table-cell>
        </table:table-row>
        <table:table-row>
          <table:table-cell office:value-type="string" office:value="West_Laptev_Sea">
            <text:p>West_Laptev_Sea</text:p>
          </table:table-cell>
          <table:table-cell office:value-type="string" office:value="radiocarbon">
            <text:p>radiocarbon</text:p>
          </table:table-cell>
          <table:table-cell office:value-type="string" office:value="KIA33190">
            <text:p>KIA33190</text:p>
          </table:table-cell>
          <table:table-cell office:value-type="float" office:value="73.59">
            <text:p>73.59</text:p>
          </table:table-cell>
          <table:table-cell office:value-type="float" office:value="117.12">
            <text:p>117.12</text:p>
          </table:table-cell>
          <table:table-cell office:value-type="float" office:value="1290.0">
            <text:p>1290.0</text:p>
          </table:table-cell>
          <table:table-cell office:value-type="float" office:value="25.0">
            <text:p>25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-1.0">
            <text:p>-1.0</text:p>
          </table:table-cell>
          <table:table-cell office:value-type="float" office:value="-11.0">
            <text:p>-11.0</text:p>
          </table:table-cell>
          <table:table-cell office:value-type="float" office:value="1.1070682002478438">
            <text:p>1.1070682002478438</text:p>
          </table:table-cell>
          <table:table-cell office:value-type="float" office:value="1.1034038245356956">
            <text:p>1.1034038245356956</text:p>
          </table:table-cell>
          <table:table-cell office:value-type="string" office:value="WinterfeldEtal2011,BaranskayaEtal2018">
            <text:p>WinterfeldEtal2011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